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FreeSans1" svg:font-family="FreeSans" style:font-family-generic="swiss"/>
    <style:font-face style:name="TeXGyreCursor" svg:font-family="TeXGyreCurso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861in"/>
    </style:style>
    <style:style style:name="Table1.B" style:family="table-column">
      <style:table-column-properties style:column-width="5.7069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9f9f9">
        <style:background-image/>
      </style:table-row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8785in" style:rel-column-width="4145*"/>
    </style:style>
    <style:style style:name="Table2.B" style:family="table-column">
      <style:table-column-properties style:column-width="3.8146in" style:rel-column-width="54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eXGyreCursor" officeooo:rsid="0004430e" officeooo:paragraph-rsid="0004430e"/>
    </style:style>
    <style:style style:name="P2" style:family="paragraph" style:parent-style-name="Text_20_body">
      <style:text-properties style:font-name="TeXGyreCursor" officeooo:rsid="000624db" officeooo:paragraph-rsid="000624db"/>
    </style:style>
    <style:style style:name="P3" style:family="paragraph" style:parent-style-name="Text_20_body">
      <style:text-properties style:font-name="TeXGyreCursor" officeooo:rsid="0007697d" officeooo:paragraph-rsid="0007697d"/>
    </style:style>
    <style:style style:name="P4" style:family="paragraph" style:parent-style-name="Text_20_body">
      <style:text-properties style:font-name="TeXGyreCursor" officeooo:rsid="000b3fa4" officeooo:paragraph-rsid="000b3fa4"/>
    </style:style>
    <style:style style:name="P5" style:family="paragraph" style:parent-style-name="Text_20_body">
      <style:text-properties style:font-name="TeXGyreCursor" fo:font-weight="normal" officeooo:rsid="000b5048" officeooo:paragraph-rsid="000b5048" style:font-weight-asian="normal" style:font-weight-complex="normal"/>
    </style:style>
    <style:style style:name="P6" style:family="paragraph" style:parent-style-name="Text_20_body">
      <style:text-properties officeooo:rsid="000624db" officeooo:paragraph-rsid="000624db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officeooo:rsid="000b5048" officeooo:paragraph-rsid="000b5048" style:font-weight-asian="normal" style:font-weight-complex="normal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0c157e" officeooo:paragraph-rsid="000c157e" style:font-style-asian="italic" style:font-style-complex="italic"/>
    </style:style>
    <style:style style:name="P11" style:family="paragraph" style:parent-style-name="Text_20_body">
      <style:text-properties officeooo:paragraph-rsid="000e381f"/>
    </style:style>
    <style:style style:name="P12" style:family="paragraph" style:parent-style-name="Title">
      <style:text-properties officeooo:rsid="0004430e" officeooo:paragraph-rsid="0004430e"/>
    </style:style>
    <style:style style:name="P13" style:family="paragraph" style:parent-style-name="Table_20_Contents">
      <style:paragraph-properties fo:line-height="142%"/>
    </style:style>
    <style:style style:name="P14" style:family="paragraph" style:parent-style-name="Table_20_Heading">
      <style:paragraph-properties fo:line-height="142%" fo:text-align="start" style:justify-single-word="false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officeooo:rsid="000b5048" officeooo:paragraph-rsid="000b5048" style:font-weight-asian="bold" style:font-weight-complex="bold"/>
    </style:style>
    <style:style style:name="P17" style:family="paragraph" style:parent-style-name="Text_20_body">
      <style:text-properties fo:font-weight="bold" officeooo:rsid="00118f14" officeooo:paragraph-rsid="00118f14" style:font-weight-asian="bold" style:font-weight-complex="bold"/>
    </style:style>
    <style:style style:name="P18" style:family="paragraph" style:parent-style-name="Text_20_body">
      <style:text-properties officeooo:rsid="00118f14" officeooo:paragraph-rsid="00118f14"/>
    </style:style>
    <style:style style:name="P19" style:family="paragraph" style:parent-style-name="Text_20_body">
      <style:text-properties officeooo:paragraph-rsid="00118f14"/>
    </style:style>
    <style:style style:name="P20" style:family="paragraph" style:parent-style-name="Text_20_body">
      <style:text-properties style:font-name="TeXGyreCursor" officeooo:rsid="00134b34" officeooo:paragraph-rsid="00134b34"/>
    </style:style>
    <style:style style:name="P21" style:family="paragraph" style:parent-style-name="Text_20_body">
      <style:text-properties style:font-name="TeXGyreCursor" officeooo:rsid="00140ed6" officeooo:paragraph-rsid="00140ed6"/>
    </style:style>
    <style:style style:name="P22" style:family="paragraph" style:parent-style-name="Text_20_body">
      <style:text-properties style:font-name="TeXGyreCursor" officeooo:rsid="001037a7" officeooo:paragraph-rsid="00118f14"/>
    </style:style>
    <style:style style:name="P23" style:family="paragraph" style:parent-style-name="Text_20_body">
      <style:text-properties officeooo:rsid="00134b34" officeooo:paragraph-rsid="00134b34"/>
    </style:style>
    <style:style style:name="P24" style:family="paragraph" style:parent-style-name="Text_20_body">
      <style:text-properties officeooo:rsid="00140ed6" officeooo:paragraph-rsid="00140ed6"/>
    </style:style>
    <style:style style:name="P25" style:family="paragraph" style:parent-style-name="Heading_20_2">
      <style:text-properties officeooo:rsid="0004430e" officeooo:paragraph-rsid="0004430e"/>
    </style:style>
    <style:style style:name="P26" style:family="paragraph" style:parent-style-name="Heading_20_2">
      <style:text-properties officeooo:rsid="000624db" officeooo:paragraph-rsid="000624db"/>
    </style:style>
    <style:style style:name="P27" style:family="paragraph" style:parent-style-name="Heading_20_2">
      <style:text-properties officeooo:rsid="0007697d" officeooo:paragraph-rsid="0007697d"/>
    </style:style>
    <style:style style:name="P28" style:family="paragraph" style:parent-style-name="Heading_20_2" style:list-style-name=""/>
    <style:style style:name="P29" style:family="paragraph" style:parent-style-name="Heading_20_2">
      <style:paragraph-properties fo:break-before="page"/>
    </style:style>
    <style:style style:name="P30" style:family="paragraph" style:parent-style-name="Heading_20_2">
      <style:paragraph-properties fo:break-before="page"/>
      <style:text-properties officeooo:rsid="001037a7" officeooo:paragraph-rsid="001037a7"/>
    </style:style>
    <style:style style:name="P31" style:family="paragraph" style:parent-style-name="Table_20_Contents">
      <style:text-properties style:font-name="TeXGyreCursor" officeooo:rsid="00118f14" officeooo:paragraph-rsid="00118f14"/>
    </style:style>
    <style:style style:name="P32" style:family="paragraph" style:parent-style-name="Preformatted_20_Text">
      <style:text-properties fo:font-variant="normal" fo:text-transform="none" fo:color="#000000" style:font-name="TeXGyreCursor" fo:font-size="12pt" fo:letter-spacing="normal" fo:font-style="normal" fo:font-weight="normal" officeooo:rsid="00118f14" officeooo:paragraph-rsid="00118f14" style:font-size-asian="12pt" style:font-weight-asian="bold" style:font-size-complex="12pt" style:font-weight-complex="bold"/>
    </style:style>
    <style:style style:name="T1" style:family="text">
      <style:text-properties officeooo:rsid="00083abe"/>
    </style:style>
    <style:style style:name="T2" style:family="text">
      <style:text-properties officeooo:rsid="000996a6"/>
    </style:style>
    <style:style style:name="T3" style:family="text">
      <style:text-properties fo:color="#000000" style:font-name="Menlo" fo:font-size="8.25pt" fo:background-color="#eeeeee" loext:char-shading-value="0" fo:padding="0in" fo:border="none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8f14" style:font-weight-asian="bold" style:font-weight-complex="bold"/>
    </style:style>
    <style:style style:name="T7" style:family="text">
      <style:text-properties fo:font-weight="bold" officeooo:rsid="0010eb08" style:font-weight-asian="bold" style:font-weight-complex="bold"/>
    </style:style>
    <style:style style:name="T8" style:family="text">
      <style:text-properties fo:font-variant="normal" fo:text-transform="none" fo:font-style="normal" style:text-underline-style="solid" style:text-underline-width="auto" style:text-underline-color="font-color" fo:font-weight="bold"/>
    </style:style>
    <style:style style:name="T9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fo:padding="0in" fo:border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TeXGyreCursor"/>
    </style:style>
    <style:style style:name="T12" style:family="text">
      <style:text-properties style:font-name="TeXGyreCursor" fo:font-weight="normal" officeooo:rsid="000e381f" style:font-weight-asian="normal" style:font-weight-complex="normal"/>
    </style:style>
    <style:style style:name="T13" style:family="text">
      <style:text-properties officeooo:rsid="000c157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eb08"/>
    </style:style>
    <style:style style:name="T16" style:family="text">
      <style:text-properties style:font-name="TeXGyreCursor"/>
    </style:style>
    <style:style style:name="T17" style:family="text">
      <style:text-properties style:font-name="TeXGyreCursor" officeooo:rsid="00118f14"/>
    </style:style>
    <style:style style:name="T1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pmerkingen bij oefeningen bash</text:p>
      <text:h text:style-name="P25" text:outline-level="2">Shellvariabelen</text:h>
      <text:p text:style-name="P1">date="18/5/2016"<text:tab/><text:tab/> <text:line-break/>echo '$date:' $date <text:tab/><text:tab/><text:tab/><text:tab/># print inhoud van date<text:line-break/>echo '${date}:' ${date} <text:tab/><text:tab/><text:tab/># kan je gebruiken omwille van <text:tab/><text:tab/><text:tab/><text:tab/><text:tab/><text:tab/><text:tab/># lexicale redenen.<text:line-break/><text:tab/><text:tab/><text:tab/><text:tab/><text:tab/><text:tab/><text:tab/># vb. <text:line-break/><text:tab/><text:tab/><text:tab/><text:tab/><text:tab/><text:tab/><text:tab/># foo=cocktail<text:line-break/><text:tab/><text:tab/><text:tab/><text:tab/><text:tab/><text:tab/><text:tab/># echo ${foo}bar <text:line-break/><text:tab/><text:tab/><text:tab/><text:tab/><text:tab/><text:tab/><text:tab/># zal cocktailbar printen ipv <text:tab/><text:tab/><text:tab/><text:tab/><text:tab/><text:tab/><text:tab/># lege string ... <text:line-break/>echo '$(date):' $(date)<text:tab/><text:tab/><text:tab/># $() voert commando uit in <text:tab/><text:tab/><text:tab/><text:tab/><text:tab/><text:tab/><text:tab/><text:tab/># subshell</text:p>
      <text:p text:style-name="P1"/>
      <text:h text:style-name="P26" text:outline-level="2">IFS</text:h>
      <text:p text:style-name="P6">IFS zeer tijdelijk wijzigen.</text:p>
      <text:p text:style-name="P2">IFS=' :,' read a b c<text:line-break/>…</text:p>
      <text:h text:style-name="P26" text:outline-level="2">Exec aan de hand van een voorbeeld</text:h>
      <text:p text:style-name="P2">exec 3&lt; /etc/passwd<text:tab/><text:tab/><text:tab/><text:tab/># zend de passwd file naar fd read -u3 a b c d<text:tab/><text:tab/><text:tab/><text:tab/># lees vanuit fd3 a b c d in<text:line-break/>exec 3&lt;&amp;-<text:tab/><text:tab/><text:tab/><text:tab/><text:tab/><text:tab/># sluit fd 3</text:p>
      <text:h text:style-name="P27" text:outline-level="2">Wiskundige berekeningen</text:h>
      <text:p text:style-name="P3">a=3<text:line-break/>b=4<text:line-break/>((b*=4))<text:tab/><text:tab/><text:tab/><text:tab/><text:tab/><text:tab/># a = 3, b = 16<text:line-break/>echo “Product: $((<text:span text:style-name="T1">a</text:span>*<text:span text:style-name="T1">b</text:span>))”<text:tab/><text:tab/><text:tab/><text:span text:style-name="T2"># opm: $a, $b zijn ook correct</text:span></text:p>
      <text:h text:style-name="P28" text:outline-level="2"/>
      <text:h text:style-name="P29" text:outline-level="2">Argumenten van een script/functie, positionele parameters en speciale parameters</text:h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">Parameter(s)</text:p>
            </table:table-cell>
            <table:table-cell table:style-name="Table1.A1" office:value-type="string">
              <text:p text:style-name="P14">Description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3"><text:span text:style-name="Source_20_Text"><text:span text:style-name="T3">$0</text:span></text:span></text:p>
          </table:table-cell>
          <table:table-cell table:style-name="Table1.A1" office:value-type="string">
            <text:p text:style-name="P13">the first positional parameter, equivalent to <text:span text:style-name="Source_20_Text"><text:span text:style-name="T3">argv[0]</text:span></text:span> in C</text:p>
          </table:table-cell>
        </table:table-row>
        <table:table-row>
          <table:table-cell table:style-name="Table1.A1" office:value-type="string">
            <text:p text:style-name="P13"><text:span text:style-name="Source_20_Text"><text:span text:style-name="T3">$FUNCNAME</text:span></text:span></text:p>
          </table:table-cell>
          <table:table-cell table:style-name="Table1.A1" office:value-type="string">
            <text:p text:style-name="P13">the function name (<text:span text:style-name="Emphasis"><text:span text:style-name="Strong_20_Emphasis"><text:span text:style-name="T8">attention</text:span></text:span></text:span>: inside a function, <text:span text:style-name="Source_20_Text"><text:span text:style-name="T3">$0</text:span></text:span> is still the <text:span text:style-name="Source_20_Text"><text:span text:style-name="T3">$0</text:span></text:span> of the shell, <text:span text:style-name="Strong_20_Emphasis"><text:span text:style-name="T4">not</text:span></text:span> the function name)</text:p>
          </table:table-cell>
        </table:table-row>
        <table:table-row table:style-name="Table1.2">
          <table:table-cell table:style-name="Table1.A1" office:value-type="string">
            <text:p text:style-name="P13"><text:span text:style-name="Source_20_Text"><text:span text:style-name="T3">$1 … $9</text:span></text:span></text:p>
          </table:table-cell>
          <table:table-cell table:style-name="Table1.A1" office:value-type="string">
            <text:p text:style-name="P13">the argument list elements from 1 to 9</text:p>
          </table:table-cell>
        </table:table-row>
        <table:table-row>
          <table:table-cell table:style-name="Table1.A1" office:value-type="string">
            <text:p text:style-name="P13"><text:span text:style-name="Source_20_Text"><text:span text:style-name="T3">${10} … ${N}</text:span></text:span></text:p>
          </table:table-cell>
          <table:table-cell table:style-name="Table1.A1" office:value-type="string">
            <text:p text:style-name="P13">the argument list elements beyond 9 </text:p>
          </table:table-cell>
        </table:table-row>
        <table:table-row table:style-name="Table1.2">
          <table:table-cell table:style-name="Table1.A1" office:value-type="string">
            <text:p text:style-name="P13"><text:span text:style-name="Source_20_Text"><text:span text:style-name="T3">$*</text:span></text:span></text:p>
          </table:table-cell>
          <table:table-cell table:style-name="Table1.A1" office:value-type="string">
            <text:p text:style-name="P13">all positional parameters except <text:span text:style-name="Source_20_Text"><text:span text:style-name="T3">$0</text:span></text:span></text:p>
          </table:table-cell>
        </table:table-row>
        <table:table-row>
          <table:table-cell table:style-name="Table1.A1" office:value-type="string">
            <text:p text:style-name="P13"><text:span text:style-name="Source_20_Text"><text:span text:style-name="T3">$@</text:span></text:span></text:p>
          </table:table-cell>
          <table:table-cell table:style-name="Table1.A1" office:value-type="string">
            <text:p text:style-name="P13">all positional parameters except <text:span text:style-name="Source_20_Text"><text:span text:style-name="T3">$0</text:span></text:span></text:p>
          </table:table-cell>
        </table:table-row>
        <table:table-row table:style-name="Table1.2">
          <table:table-cell table:style-name="Table1.A1" office:value-type="string">
            <text:p text:style-name="P13"><text:span text:style-name="Source_20_Text"><text:span text:style-name="T3">$#</text:span></text:span></text:p>
          </table:table-cell>
          <table:table-cell table:style-name="Table1.A1" office:value-type="string">
            <text:p text:style-name="P13">the number of arguments, not counting <text:span text:style-name="Source_20_Text"><text:span text:style-name="T3">$0</text:span></text:span></text:p>
          </table:table-cell>
        </table:table-row>
      </table:table>
      <text:p text:style-name="P10"/>
      <text:p text:style-name="P10"><text:span text:style-name="T10">Subtiel verschil tussen $* en $@: </text:span><text:line-break/>Wanneer <text:span text:style-name="T11">$*</text:span> tussen “ “ staat dan is dit equivalent aan “<text:span text:style-name="T11">$1c$2c...</text:span>” met c het eerste karakter van IFS. <text:span text:style-name="T11">$@</text:span> daarentegen schrijft dit uit: <text:span text:style-name="T11">“$1” “$2”</text:span></text:p>
      <text:p text:style-name="P7">Programmafragment maakt de som van alle meege<text:span text:style-name="T13">g</text:span>even argumenten</text:p>
      <text:p text:style-name="P4">#!/bin/bash </text:p>
      <text:p text:style-name="P4">if [ $# -ge 1 ]; then <text:line-break/> <text:s text:c="3"/>sum=0; <text:line-break/> <text:s text:c="3"/>numargs=$# <text:line-break/> <text:s text:c="3"/>for (( i=0; i&lt;numargs; i++ )) <text:line-break/> <text:s text:c="3"/>do <text:line-break/> <text:s text:c="7"/>val=$1 <text:line-break/> <text:s text:c="7"/>shift <text:line-break/> <text:s text:c="7"/>sum=$((sum+val)) <text:line-break/> <text:s text:c="3"/>done <text:line-break/> <text:s text:c="3"/>echo "Sum = $sum" <text:line-break/>fi </text:p>
      <text:p text:style-name="P7">Andere speciale variabelen</text:p>
      <text:p text:style-name="P8"><text:span text:style-name="T11">$$</text:span><text:tab/>process id</text:p>
      <text:p text:style-name="P16">Oorspronkelijke parameters terug zetten</text:p>
      <text:p text:style-name="P5">x=$@<text:tab/><text:tab/><text:tab/>#neem backup<text:line-break/>shift<text:tab/><text:tab/>#verwerk parameters<text:line-break/>set - - $x<text:tab/>#plaats backup terug</text:p>
      <text:p text:style-name="P5"/>
      <text:h text:style-name="P29" text:outline-level="2">Parameter expansion</text:h>
      <text:p text:style-name="Text_20_body"><text:span text:style-name="T11">${#variabele}</text:span> <text:line-break/>geeft de lengte van de waarde van de variabele in karakters </text:p>
      <text:p text:style-name="Text_20_body"><text:span text:style-name="T11">${variabele#pattern}</text:span> <text:line-break/>verwijdert de kortst mogelijke substring vooraan de variabele die aan het pattern voldoet </text:p>
      <text:p text:style-name="Text_20_body"><text:span text:style-name="T11">${variabele##pattern}</text:span> <text:line-break/>verwijdert de langst mogelijke substring vooraan de variabele die aan het pattern voldoet </text:p>
      <text:p text:style-name="Text_20_body"><text:span text:style-name="T11">${variabele%pattern}</text:span> <text:line-break/>verwijdert de kortst mogelijke substring achteraan de variabele die aan het pattern voldoet </text:p>
      <text:p text:style-name="Text_20_body"><text:span text:style-name="T11">${variabele%%pattern}</text:span> <text:line-break/>verwijdert de langst mogelijke substring achteraan de variabele die aan het pattern voldoet </text:p>
      <text:p text:style-name="P9">Vereisen minimaal Bash v2 </text:p>
      <text:p text:style-name="Text_20_body"><text:span text:style-name="T11">${variabele:offset}</text:span> <text:line-break/>geeft de deelstring vanaf positie offset. </text:p>
      <text:p text:style-name="Text_20_body"><text:span text:style-name="T11">${variabele:offset:length}</text:span> <text:line-break/>geeft de deelstring vanaf positie offset met length tekens. </text:p>
      <text:p text:style-name="P11"><text:span text:style-name="T11">${variabele/pattern/string}</text:span> <text:line-break/>geeft de string die ontstaat als je in de variabele de eerste en langste substring die aan pattern voldoet, vervangt door string. </text:p>
      <text:p text:style-name="Text_20_body"><text:span text:style-name="T11">${variabele//pattern/string}</text:span> <text:line-break/>geeft de string die ontstaat als je in de variabele alle substrings die aan pattern voldoen, vervangt door string. </text:p>
      <text:p text:style-name="Text_20_body"><text:span text:style-name="T11">${variabele/#pattern/string}</text:span> <text:line-break/>geeft de string die ontstaat als je de langste substring vooraan de variabele, die aan pattern voldoet, vervangt door string. geeft de string die ontstaat als je de langste substring </text:p>
      <text:p text:style-name="Text_20_body"><text:span text:style-name="T11">${variabele/%pattern/string}</text:span> <text:line-break/>achteraan de variabele, die aan pattern voldoet, vervangt door string. </text:p>
      <text:p text:style-name="Text_20_body"><text:span text:style-name="T14">Vereisen minimaal Bash v4</text:span> </text:p>
      <text:p text:style-name="Text_20_body"><text:span text:style-name="T11">${variabele^}</text:span> <text:line-break/>converteert de eerste letter van de string naar uppercase </text:p>
      <text:p text:style-name="Text_20_body"><text:span text:style-name="T11">${variabele,}</text:span> <text:line-break/>converteert de eerste letter van de string naar<text:span text:style-name="T12"> </text:span>lowercase </text:p>
      <text:p text:style-name="Text_20_body"><text:span text:style-name="T11">${variabele^^}</text:span> <text:line-break/>converteert de volledige string naar uppercase${variabele,,} converteert de volledige string naar lowercase</text:p>
      <text:h text:style-name="P30" text:outline-level="2">Arrays</text:h>
      <text:p text:style-name="P19"><text:span text:style-name="T7">Declaratie:</text:span><text:span text:style-name="T15"><text:line-break/></text:span><text:span text:style-name="T17">array=('a' 'b' 'c')<text:line-break/>declare -a arr=('a' 'b' 'c')</text:span></text:p>
      <text:p text:style-name="Text_20_body"><text:span text:style-name="T5">Toegang tot het </text:span><text:span text:style-name="T6">i</text:span><text:span text:style-name="T5">-de element:</text:span><text:line-break/><text:span text:style-name="T11">echo '$array[0]='${array[0]}<text:line-break/>echo '$arr[0]='${arr[0]}</text:span></text:p>
      <text:p text:style-name="P17">Lengtes</text:p>
      <text:p text:style-name="P32">array=( zero one two three four five )</text:p>
      <text:p text:style-name="P32">echo ${#array[0]}<text:tab/># 4 (z-&gt;1, e-&gt;2, r-&gt;3, o-&gt; 4), lengte van zero</text:p>
      <text:p text:style-name="P32">echo ${#array}<text:tab/><text:tab/># 4 (alternatieve notatie van ${#array[0]}</text:p>
      <text:p text:style-name="P32">echo ${#array[1]}<text:tab/># 3 (o-&gt;1, n-&gt;2, e-&gt;3), lengte van one</text:p>
      <text:p text:style-name="P32">echo ${#array[*]} <text:s/><text:tab/># 6 aantal elementen in de array</text:p>
      <text:p text:style-name="P32">echo ${#array[@]}<text:tab/># 6 idem </text:p>
      <text:p text:style-name="P17"/>
      <text:p text:style-name="P17">Manipulatie van arrays</text:p>
      <text:p text:style-name="P32">arrayZ=( one two three four five five )</text:p>
      <text:p text:style-name="P32">echo ${arrayZ[@]:0} <text:s text:c="4"/># one two three four five five</text:p>
      <text:p text:style-name="P32">echo ${arrayZ[@]:1} <text:s text:c="4"/># two three four five five</text:p>
      <text:p text:style-name="P32">echo ${arrayZ[@]:1:2} <text:s text:c="2"/># two three</text:p>
      <text:p text:style-name="P17"/>
      <text:p text:style-name="P7">Hacks 'n bodg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a[@]</text:p>
          </table:table-cell>
          <table:table-cell table:style-name="Table2.B1" office:value-type="string">
            <text:p text:style-name="Text_20_body">Geeft de volledige array terug, handig voor bijvoorbeeld slice operaties.</text:p>
          </table:table-cell>
        </table:table-row>
        <table:table-row>
          <table:table-cell table:style-name="Table2.A2" office:value-type="string">
            <text:p text:style-name="P31">regel=( $(wc /etc/passwd) )</text:p>
          </table:table-cell>
          <table:table-cell table:style-name="Table2.B2" office:value-type="string">
            <text:p text:style-name="P18">Array adhv IFS en uitvoer commando</text:p>
          </table:table-cell>
        </table:table-row>
        <table:table-row>
          <table:table-cell table:style-name="Table2.A2" office:value-type="string">
            <text:p text:style-name="Text_20_body"><text:span text:style-name="Source_20_Text"><text:span text:style-name="T11">for i in "${!array[@]}"<text:line-break/>do<text:line-break/> <text:s/>echo "key <text:s/>: $i"<text:line-break/> <text:s/>echo "value: ${array[$i]}"<text:line-break/>done</text:span></text:span></text:p>
          </table:table-cell>
          <table:table-cell table:style-name="Table2.B2" office:value-type="string">
            <text:p text:style-name="P18">Overloop alle key/value pairs in de associatieve array</text:p>
          </table:table-cell>
        </table:table-row>
        <table:table-row>
          <table:table-cell table:style-name="Table2.A2" office:value-type="string">
            <text:p text:style-name="P20">unset a[0]</text:p>
          </table:table-cell>
          <table:table-cell table:style-name="Table2.B2" office:value-type="string">
            <text:p text:style-name="P23">Verwijdert het 0-de element in de array a</text:p>
          </table:table-cell>
        </table:table-row>
        <table:table-row>
          <table:table-cell table:style-name="Table2.A2" office:value-type="string">
            <text:p text:style-name="P21">for file in ${@:-*} ; do</text:p>
          </table:table-cell>
          <table:table-cell table:style-name="Table2.B2" office:value-type="string">
            <text:p text:style-name="P24">#ofwel ${@} (alle arg), ofwel indien argumenten leeg zijn, dan: * (die gebruikt zal worden voor pathname expansion om alle files op te vragen)</text:p>
          </table:table-cell>
        </table:table-row>
      </table:table>
      <text:p text:style-name="P22"/>
      <text:p text:style-name="P19"/>
      <text:h text:style-name="P29" text:outline-level="2">Herhalingsstructuren</text:h>
      <text:p text:style-name="P24">Nabootsen van het onsterfelijke “yes” commando...</text:p>
      <text:p text:style-name="P21"><text:s text:c="2"/>1 #!/bin/bash<text:line-break/> <text:s/>2 <text:line-break/> <text:s/>3 seconds=5<text:line-break/> <text:s/>4 [ $# -eq 1 ] &amp;&amp; seconds=$1<text:tab/># elegante manier om if te maken<text:line-break/> <text:s/>5 <text:line-break/> <text:s/>6 <text:span text:style-name="T5">while</text:span> :; <text:span text:style-name="T5">do<text:tab/><text:tab/><text:tab/><text:tab/></text:span><text:span text:style-name="T18">#oneindige loop</text:span><text:line-break/> <text:s/>7 <text:s text:c="4"/><text:span text:style-name="T5">echo</text:span> "yes"<text:line-break/> <text:s/>8 <text:s text:c="4"/>sleep ${seconds}s<text:line-break/> <text:s/>9 <text:span text:style-name="T5">done</text:span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FreeSans1" svg:font-family="FreeSans" style:font-family-generic="swiss"/>
    <style:font-face style:name="TeXGyreCursor" svg:font-family="TeXGyreCurso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0:19:11.786128115</meta:creation-date>
    <dc:date>2016-05-28T09:45:28.987397915</dc:date>
    <meta:editing-duration>PT5H24M22S</meta:editing-duration>
    <meta:editing-cycles>14</meta:editing-cycles>
    <meta:generator>LibreOffice/4.2.8.2$Linux_X86_64 LibreOffice_project/420m0$Build-2</meta:generator>
    <meta:document-statistic meta:table-count="2" meta:image-count="0" meta:object-count="0" meta:page-count="5" meta:paragraph-count="81" meta:word-count="740" meta:character-count="4865" meta:non-whitespace-character-count="3975"/>
  </office:meta>
</office:document-meta>
</file>